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style:text-properties style:font-name="Verdana" fo:font-size="13pt" style:font-size-asian="13pt" style:font-size-complex="13pt"/>
    </style:style>
    <style:style style:name="P2" style:family="paragraph" style:parent-style-name="Standard">
      <style:paragraph-properties fo:line-height="150%" fo:text-align="center" style:justify-single-word="false"/>
      <style:text-properties style:font-name="Verdana" fo:font-size="13pt" style:font-size-asian="13pt" style:font-size-complex="13pt"/>
    </style:style>
    <style:style style:name="P3" style:family="paragraph" style:parent-style-name="Standard">
      <style:paragraph-properties fo:line-height="150%"/>
      <style:text-properties style:font-name="Verdana" fo:font-size="13pt" fo:font-style="normal" style:font-size-asian="13pt" style:font-style-asian="normal" style:font-size-complex="13pt" style:font-style-complex="normal"/>
    </style:style>
    <style:style style:name="P4" style:family="paragraph" style:parent-style-name="Standard">
      <style:paragraph-properties fo:line-height="150%" fo:text-align="center" style:justify-single-word="false"/>
      <style:text-properties style:font-name="Verdana" fo:font-size="22pt" fo:font-weight="bold" style:font-size-asian="22pt" style:font-weight-asian="bold" style:font-size-complex="22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text-position="super 58%" fo:font-weight="bold" style:font-weight-asian="bold" style:font-weight-complex="bold"/>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Bike vs. Car</text:p>
      <text:p text:style-name="P1"><text:tab/>Cars are stupid. They honk, they blare and are just down right noisy. Plus, they stink like crazy. The world would be a much better place if people weren't so obsessed about cars. We could all ride buses and bike to places we wanted to go. It would be much more energy efficient and way better for the environment. Besides, cars are pushy for the right of way.</text:p>
      <text:p text:style-name="P1"/>
      <text:p text:style-name="P1"><text:tab/>I come up to a 4 way stop sign on my bike, look around, and see nothing coming and then WOOSH! A car races by. Every time I even think of starting another car comes racing by. I have the right of way and I know it, but the cars are so pushy, they won't let me go! I am too tiny for the “big, important cars” to notice me. So here I am waiting ever so patiently for some kind person to stop for me, even if I have the right of way. Crazy, right?</text:p>
      <text:p text:style-name="P1"/>
      <text:p text:style-name="P1"><text:tab/>Finally, a very kind lady stops for me and I can at last cross the road. I nod my head in her direction in acknowledgement, and she smiles a smile that clearly says;</text:p>
      <text:p text:style-name="P1"/>
      <text:p text:style-name="P1"><text:tab/>“I am only letting you cross because you looked so desperate.”</text:p>
      <text:p text:style-name="P1"/>
      <text:p text:style-name="P1"><text:tab/>There are only a few kind souls in this world.</text:p>
      <text:p text:style-name="P1"/>
      <text:p text:style-name="P1"><text:tab/>Google maps estimated that this route would be 16 minutes by bike, but it is already been 15 minutes and I am only half way there. Sometimes, I wonder whether google maps is out to get me. Or if not google maps, at least the cars.</text:p>
      <text:p text:style-name="P1"><text:soft-page-break/></text:p>
      <text:p text:style-name="P1"><text:tab/>Thankfully, this time I don't have a stop sign but the cars do. I sneer at them as I cross the road. “Ha! Take that cars!” I feel like shouting at them. It has been 20 minutes since I left at 6:30 and probably by the time I get home, it will be dark already. I will most likely have to eat dinner at midnight.</text:p>
      <text:p text:style-name="P1"/>
      <text:p text:style-name="P1"><text:tab/>Finally, I arrive at Munds. It's fairly empty now and it's 5 minutes before it closes at 7:00. That means that I have no time to get lost in the grocery store's endless aisles. I only have time to do one thing – run. </text:p>
      <text:p text:style-name="P1"/>
      <text:p text:style-name="P1"><text:tab/>I sprint through the aisles picking up things that I think will be most cost effective. I grab a loaf of bread and some cheese and salami. I also grab a bag of baby carrots. That should be enough to last through the week.</text:p>
      <text:p text:style-name="P1"/>
      <text:p text:style-name="P1"><text:tab/>Shouldn't it?</text:p>
      <text:p text:style-name="P1"/>
      <text:p text:style-name="P1"><text:tab/>I slow down to a slow jog when I reach the donut section. I ogle the glazed donuts, the sprinkled donuts, the chocolate donuts, then I see a bag of mini-donuts labeled 50 cents.</text:p>
      <text:p text:style-name="P1"/>
      <text:p text:style-name="P1"><text:tab/><text:span text:style-name="T1">Yes! </text:span><text:span text:style-name="T2">I think, </text:span><text:span text:style-name="T1">It's a miracle! Only 50 cents? I must have these donuts!</text:span></text:p>
      <text:p text:style-name="P1"><text:span text:style-name="T1"/></text:p>
      <text:p text:style-name="P3"><text:tab/>I grab the donuts out of the display refrigerator and sprint to the check out line. My watch reads 6:59. One minute before Munds closes . There's only one counter open and the lady has a cart-load of junk. So much stuff that she must have been there for an hour!</text:p>
      <text:p text:style-name="P3"><text:soft-page-break/></text:p>
      <text:p text:style-name="P3"><text:tab/>At last the, Lady carries away her junk. I checked my watch. '7:15' it says. I have been <text:s/>standing there for 15 minutes! I give my stuff to the Lady at the counter. She smiles at me. Obviously, I was not the only person frustrated by the lady with too much junk. As soon as the check out lady hands me my grocery bag I sprinted out of Munds. I could loose no time on my way to my house . The sun is setting and soon the unlikely probability of crossing the road safely turns into an impossible probability. I have no light on my bike and I am wearing a grey shirt. I changed my route going mostly by stoplights and very well light streets.</text:p>
      <text:p text:style-name="P3"/>
      <text:p text:style-name="P3"><text:tab/>I try to bicycle as fast as I can but it is hard to go fast when you have muscles made of play-do. I end up just going a pathetic 10mph which is probably good 'cause I would have probably gotten creamed otherwise. </text:p>
      <text:p text:style-name="P3"/>
      <text:p text:style-name="P3"><text:tab/>Right now, I am two blocks from home and the sun has finally set. The only thing that illuminates the street is a single for lorn street lamp. I hear the soft chirping of the crickets. I listen to the soft rushing sound as the cars sweep up the hill. I know it is unsafe to bike, so instead I walk my bike the entire two blocks home.</text:p>
      <text:p text:style-name="P3"/>
      <text:p text:style-name="P3"><text:tab/>When I finally make it home and begin eating it is 8:45. When I actually get to sleep is sometime after midnight. The world has gone completely dark except for my lamp light as I write this. I peek outside my window and see the little boy who lives across the street sleeping so soundly. And now that I have ranted to you about cars I will follow suit.</text:p>
      <text:p text:style-name="P3">Good night,</text:p>
      <text:p text:style-name="P3">Izz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9T20:09:08</meta:creation-date>
    <dc:date>2013-11-05T17:43:56</dc:date>
    <meta:editing-duration>P16DT18H24M57S</meta:editing-duration>
    <meta:editing-cycles>2</meta:editing-cycles>
    <meta:generator>OpenOffice.org/3.4.1$Unix OpenOffice.org_project/341m1$Build-9593</meta:generator>
    <meta:print-date>2013-10-26T15:09:53</meta:print-date>
    <meta:document-statistic meta:table-count="0" meta:image-count="0" meta:object-count="0" meta:page-count="3" meta:paragraph-count="20" meta:word-count="831" meta:character-count="4158"/>
  </office:meta>
</office:document-meta>
</file>